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number="urn:oasis:names:tc:opendocument:xmlns:datastyle:1.0" xmlns:meta="urn:oasis:names:tc:opendocument:xmlns:meta:1.0" xmlns:table="urn:oasis:names:tc:opendocument:xmlns:table:1.0" xmlns:style="urn:oasis:names:tc:opendocument:xmlns:style:1.0" xmlns:script="urn:oasis:names:tc:opendocument:xmlns:script:1.0" xmlns:xlink="http://www.w3.org/1999/xlink" xmlns:presentation="urn:oasis:names:tc:opendocument:xmlns:presentation:1.0" xmlns:math="http://www.w3.org/1998/Math/MathML" xmlns:draw="urn:oasis:names:tc:opendocument:xmlns:drawing:1.0" xmlns:form="urn:oasis:names:tc:opendocument:xmlns:form:1.0" xmlns:ooo="http://openoffice.org/2004/office" xmlns:chart="urn:oasis:names:tc:opendocument:xmlns:chart:1.0" xmlns:dc="http://purl.org/dc/elements/1.1/" xmlns:dr3d="urn:oasis:names:tc:opendocument:xmlns:dr3d:1.0" xmlns:fo="urn:oasis:names:tc:opendocument:xmlns:xsl-fo-compatible:1.0" xmlns:xsi="http://www.w3.org/2001/XMLSchema-instance" xmlns:dom="http://www.w3.org/2001/xml-events" xmlns:ooow="http://openoffice.org/2004/writer" xmlns:svg="urn:oasis:names:tc:opendocument:xmlns:svg-compatible:1.0" xmlns:xsd="http://www.w3.org/2001/XMLSchema" xmlns:xforms="http://www.w3.org/2002/xforms" xmlns:oooc="http://openoffice.org/2004/calc">
  <office:scripts/>
  <office:font-face-decls/>
  <office:automatic-styles>
    <style:style style:family="table" style:name="rststyle-Table1" style:width="56cm">
      <style:table-properties fo:margin-bottom="0.10in" table:align="margins" fo:margin-top="0in"/>
    </style:style>
    <style:style style:family="table-cell" style:name="rststyle-Table1.A1">
      <style:table-cell-properties fo:border-bottom="0.035cm solid #000000" fo:border-left="0.035cm solid #000000" fo:padding="0.049cm" fo:border-top="0.035cm solid #000000" fo:border-right="0.035cm solid #000000"/>
    </style:style>
    <style:style style:family="table-column" style:name="rststyle-Table1.A">
      <style:table-column-properties style:column-width="24cm"/>
    </style:style>
    <style:style style:family="table-column" style:name="rststyle-Table1.B">
      <style:table-column-properties style:column-width="12cm"/>
    </style:style>
    <style:style style:family="table-column" style:name="rststyle-Table1.C">
      <style:table-column-properties style:column-width="10cm"/>
    </style:style>
    <style:style style:family="table-column" style:name="rststyle-Table1.D">
      <style:table-column-properties style:column-width="10cm"/>
    </style:style>
    <style:style style:family="table" style:name="rststyle-Table2" style:width="56cm">
      <style:table-properties fo:margin-bottom="0.10in" table:align="margins" fo:margin-top="0in"/>
    </style:style>
    <style:style style:family="table-cell" style:name="rststyle-Table2.A1">
      <style:table-cell-properties fo:border-bottom="0.035cm solid #000000" fo:border-left="0.035cm solid #000000" fo:padding="0.049cm" fo:border-top="0.035cm solid #000000" fo:border-right="0.035cm solid #000000"/>
    </style:style>
    <style:style style:family="table-column" style:name="rststyle-Table2.A">
      <style:table-column-properties style:column-width="24cm"/>
    </style:style>
    <style:style style:family="table-column" style:name="rststyle-Table2.B">
      <style:table-column-properties style:column-width="12cm"/>
    </style:style>
    <style:style style:family="table-column" style:name="rststyle-Table2.C">
      <style:table-column-properties style:column-width="10cm"/>
    </style:style>
    <style:style style:family="table-column" style:name="rststyle-Table2.D">
      <style:table-column-properties style:column-width="10cm"/>
    </style:style>
    <style:style style:family="table" style:name="rststyle-Table3" style:width="56cm">
      <style:table-properties fo:margin-bottom="0.10in" table:align="margins" fo:margin-top="0in"/>
    </style:style>
    <style:style style:family="table-cell" style:name="rststyle-Table3.A1">
      <style:table-cell-properties fo:border-bottom="0.035cm solid #000000" fo:border-left="0.035cm solid #000000" fo:padding="0.049cm" fo:border-top="0.035cm solid #000000" fo:border-right="0.035cm solid #000000"/>
    </style:style>
    <style:style style:family="table-column" style:name="rststyle-Table3.A">
      <style:table-column-properties style:column-width="24cm"/>
    </style:style>
    <style:style style:family="table-column" style:name="rststyle-Table3.B">
      <style:table-column-properties style:column-width="12cm"/>
    </style:style>
    <style:style style:family="table-column" style:name="rststyle-Table3.C">
      <style:table-column-properties style:column-width="10cm"/>
    </style:style>
    <style:style style:family="table-column" style:name="rststyle-Table3.D">
      <style:table-column-properties style:column-width="10cm"/>
    </style:style>
    <style:style style:family="table" style:name="rststyle-Table4" style:width="56cm">
      <style:table-properties fo:margin-bottom="0.10in" table:align="margins" fo:margin-top="0in"/>
    </style:style>
    <style:style style:family="table-cell" style:name="rststyle-Table4.A1">
      <style:table-cell-properties fo:border-bottom="0.035cm solid #000000" fo:border-left="0.035cm solid #000000" fo:padding="0.049cm" fo:border-top="0.035cm solid #000000" fo:border-right="0.035cm solid #000000"/>
    </style:style>
    <style:style style:family="table-column" style:name="rststyle-Table4.A">
      <style:table-column-properties style:column-width="24cm"/>
    </style:style>
    <style:style style:family="table-column" style:name="rststyle-Table4.B">
      <style:table-column-properties style:column-width="12cm"/>
    </style:style>
    <style:style style:family="table-column" style:name="rststyle-Table4.C">
      <style:table-column-properties style:column-width="10cm"/>
    </style:style>
    <style:style style:family="table-column" style:name="rststyle-Table4.D">
      <style:table-column-properties style:column-width="10cm"/>
    </style:style>
    <style:style style:family="table" style:name="rststyle-Table5" style:width="56cm">
      <style:table-properties fo:margin-bottom="0.10in" table:align="margins" fo:margin-top="0in"/>
    </style:style>
    <style:style style:family="table-cell" style:name="rststyle-Table5.A1">
      <style:table-cell-properties fo:border-bottom="0.035cm solid #000000" fo:border-left="0.035cm solid #000000" fo:padding="0.049cm" fo:border-top="0.035cm solid #000000" fo:border-right="0.035cm solid #000000"/>
    </style:style>
    <style:style style:family="table-column" style:name="rststyle-Table5.A">
      <style:table-column-properties style:column-width="24cm"/>
    </style:style>
    <style:style style:family="table-column" style:name="rststyle-Table5.B">
      <style:table-column-properties style:column-width="12cm"/>
    </style:style>
    <style:style style:family="table-column" style:name="rststyle-Table5.C">
      <style:table-column-properties style:column-width="10cm"/>
    </style:style>
    <style:style style:family="table-column" style:name="rststyle-Table5.D">
      <style:table-column-properties style:column-width="10cm"/>
    </style:style>
    <style:style style:family="table" style:name="rststyle-Table6" style:width="56cm">
      <style:table-properties fo:margin-bottom="0.10in" table:align="margins" fo:margin-top="0in"/>
    </style:style>
    <style:style style:family="table-cell" style:name="rststyle-Table6.A1">
      <style:table-cell-properties fo:border-bottom="0.035cm solid #000000" fo:border-left="0.035cm solid #000000" fo:padding="0.049cm" fo:border-top="0.035cm solid #000000" fo:border-right="0.035cm solid #000000"/>
    </style:style>
    <style:style style:family="table-column" style:name="rststyle-Table6.A">
      <style:table-column-properties style:column-width="24cm"/>
    </style:style>
    <style:style style:family="table-column" style:name="rststyle-Table6.B">
      <style:table-column-properties style:column-width="12cm"/>
    </style:style>
    <style:style style:family="table-column" style:name="rststyle-Table6.C">
      <style:table-column-properties style:column-width="10cm"/>
    </style:style>
    <style:style style:family="table-column" style:name="rststyle-Table6.D">
      <style:table-column-properties style:column-width="10cm"/>
    </style:style>
    <style:style style:family="table" style:name="rststyle-Table7" style:width="46cm">
      <style:table-properties fo:margin-bottom="0.10in" table:align="margins" fo:margin-top="0in"/>
    </style:style>
    <style:style style:family="table-cell" style:name="rststyle-Table7.A1">
      <style:table-cell-properties fo:border-bottom="0.035cm solid #000000" fo:border-left="0.035cm solid #000000" fo:padding="0.049cm" fo:border-top="0.035cm solid #000000" fo:border-right="0.035cm solid #000000"/>
    </style:style>
    <style:style style:family="table-column" style:name="rststyle-Table7.A">
      <style:table-column-properties style:column-width="14cm"/>
    </style:style>
    <style:style style:family="table-column" style:name="rststyle-Table7.B">
      <style:table-column-properties style:column-width="10cm"/>
    </style:style>
    <style:style style:family="table-column" style:name="rststyle-Table7.C">
      <style:table-column-properties style:column-width="11cm"/>
    </style:style>
    <style:style style:family="table-column" style:name="rststyle-Table7.D">
      <style:table-column-properties style:column-width="11cm"/>
    </style:style>
    <style:style style:family="table" style:name="rststyle-Table8" style:width="46cm">
      <style:table-properties fo:margin-bottom="0.10in" table:align="margins" fo:margin-top="0in"/>
    </style:style>
    <style:style style:family="table-cell" style:name="rststyle-Table8.A1">
      <style:table-cell-properties fo:border-bottom="0.035cm solid #000000" fo:border-left="0.035cm solid #000000" fo:padding="0.049cm" fo:border-top="0.035cm solid #000000" fo:border-right="0.035cm solid #000000"/>
    </style:style>
    <style:style style:family="table-column" style:name="rststyle-Table8.A">
      <style:table-column-properties style:column-width="14cm"/>
    </style:style>
    <style:style style:family="table-column" style:name="rststyle-Table8.B">
      <style:table-column-properties style:column-width="10cm"/>
    </style:style>
    <style:style style:family="table-column" style:name="rststyle-Table8.C">
      <style:table-column-properties style:column-width="11cm"/>
    </style:style>
    <style:style style:family="table-column" style:name="rststyle-Table8.D">
      <style:table-column-properties style:column-width="11cm"/>
    </style:style>
    <style:style style:family="table" style:name="rststyle-Table9" style:width="46cm">
      <style:table-properties fo:margin-bottom="0.10in" table:align="margins" fo:margin-top="0in"/>
    </style:style>
    <style:style style:family="table-cell" style:name="rststyle-Table9.A1">
      <style:table-cell-properties fo:border-bottom="0.035cm solid #000000" fo:border-left="0.035cm solid #000000" fo:padding="0.049cm" fo:border-top="0.035cm solid #000000" fo:border-right="0.035cm solid #000000"/>
    </style:style>
    <style:style style:family="table-column" style:name="rststyle-Table9.A">
      <style:table-column-properties style:column-width="14cm"/>
    </style:style>
    <style:style style:family="table-column" style:name="rststyle-Table9.B">
      <style:table-column-properties style:column-width="10cm"/>
    </style:style>
    <style:style style:family="table-column" style:name="rststyle-Table9.C">
      <style:table-column-properties style:column-width="11cm"/>
    </style:style>
    <style:style style:family="table-column" style:name="rststyle-Table9.D">
      <style:table-column-properties style:column-width="11cm"/>
    </style:style>
    <style:style style:family="table" style:name="rststyle-Table10" style:width="46cm">
      <style:table-properties fo:margin-bottom="0.10in" table:align="margins" fo:margin-top="0in"/>
    </style:style>
    <style:style style:family="table-cell" style:name="rststyle-Table10.A1">
      <style:table-cell-properties fo:border-bottom="0.035cm solid #000000" fo:border-left="0.035cm solid #000000" fo:padding="0.049cm" fo:border-top="0.035cm solid #000000" fo:border-right="0.035cm solid #000000"/>
    </style:style>
    <style:style style:family="table-column" style:name="rststyle-Table10.A">
      <style:table-column-properties style:column-width="14cm"/>
    </style:style>
    <style:style style:family="table-column" style:name="rststyle-Table10.B">
      <style:table-column-properties style:column-width="10cm"/>
    </style:style>
    <style:style style:family="table-column" style:name="rststyle-Table10.C">
      <style:table-column-properties style:column-width="11cm"/>
    </style:style>
    <style:style style:family="table-column" style:name="rststyle-Table10.D">
      <style:table-column-properties style:column-width="11cm"/>
    </style:style>
  </office:automatic-styles>
  <office:body>
    <office:text>
      <text:p text:style-name="rststyle-title">Grid test</text:p>
      <text:section text:style-name="Sect1" text:name="Section1">
        <text:h text:outline-level="1" text:style-name="rststyle-heading1">Test 1</text:h>
        <table:table table:style-name="rststyle-Table1" table:name="rststyle-Table1">
          <table:table-column table:style-name="rststyle-Table1.A"/>
          <table:table-column table:style-name="rststyle-Table1.B"/>
          <table:table-column table:style-name="rststyle-Table1.C"/>
          <table:table-column table:style-name="rststyle-Table1.D"/>
          <table:table-header-rows>
            <table:table-row>
              <table:table-cell office:value-type="string" table:style-name="rststyle-Table1.A1">
                <text:p text:style-name="Table_20_Heading">Header row, column 1
(header rows optional)</text:p>
              </table:table-cell>
              <table:table-cell office:value-type="string" table:style-name="rststyle-Table1.A1">
                <text:p text:style-name="Table_20_Heading">Header 2</text:p>
              </table:table-cell>
              <table:table-cell office:value-type="string" table:style-name="rststyle-Table1.A1">
                <text:p text:style-name="Table_20_Heading">Header 3</text:p>
              </table:table-cell>
              <table:table-cell office:value-type="string" table:style-name="rststyle-Table1.A1">
                <text:p text:style-name="Table_20_Heading">Header 4</text:p>
              </table:table-cell>
            </table:table-row>
          </table:table-header-rows>
          <table:table-row>
            <table:table-cell office:value-type="string" table:style-name="rststyle-Table1.A1">
              <text:p text:style-name="rststyle-textbody">body row 1, column 1</text:p>
            </table:table-cell>
            <table:table-cell office:value-type="string" table:style-name="rststyle-Table1.A1">
              <text:p text:style-name="rststyle-textbody">column 2</text:p>
            </table:table-cell>
            <table:table-cell office:value-type="string" table:style-name="rststyle-Table1.A1">
              <text:p text:style-name="rststyle-textbody">column 3</text:p>
            </table:table-cell>
            <table:table-cell office:value-type="string" table:style-name="rststyle-Table1.A1">
              <text:p text:style-name="rststyle-textbody">column 4</text:p>
            </table:table-cell>
          </table:table-row>
          <table:table-row>
            <table:table-cell office:value-type="string" table:style-name="rststyle-Table1.A1">
              <text:p text:style-name="rststyle-textbody">body row 2</text:p>
            </table:table-cell>
            <table:table-cell office:value-type="string" table:number-columns-spanned="3" table:style-name="rststyle-Table1.A1">
              <text:p text:style-name="rststyle-textbody">Cells may span columns.</text:p>
            </table:table-cell>
          </table:table-row>
          <table:table-row>
            <table:table-cell office:value-type="string" table:style-name="rststyle-Table1.A1">
              <text:p text:style-name="rststyle-textbody">body row 3</text:p>
            </table:table-cell>
            <table:table-cell table:number-rows-spanned="2" office:value-type="string" table:style-name="rststyle-Table1.A1">
              <text:p text:style-name="rststyle-textbody">Cells may
span rows.
aaa</text:p>
            </table:table-cell>
            <table:table-cell table:number-rows-spanned="2" office:value-type="string" table:number-columns-spanned="2" table:style-name="rststyle-Table1.A1">
              <text:list text:style-name="rststyle-bulletlist">
                <text:list-item>
                  <text:p text:style-name="rststyle-bulletitem">Table cells</text:p>
                </text:list-item>
                <text:list-item>
                  <text:p text:style-name="rststyle-bulletitem">contain</text:p>
                </text:list-item>
                <text:list-item>
                  <text:p text:style-name="rststyle-bulletitem">body elements.</text:p>
                </text:list-item>
              </text:list>
            </table:table-cell>
          </table:table-row>
          <table:table-row>
            <table:table-cell office:value-type="string" table:style-name="rststyle-Table1.A1">
              <text:p text:style-name="rststyle-textbody">body row 4</text:p>
            </table:table-cell>
          </table:table-row>
        </table:table>
      </text:section>
      <text:section text:style-name="Sect1" text:name="Section2">
        <text:h text:outline-level="1" text:style-name="rststyle-heading1">Test 2</text:h>
        <table:table table:style-name="rststyle-Table2" table:name="rststyle-Table2">
          <table:table-column table:style-name="rststyle-Table2.A"/>
          <table:table-column table:style-name="rststyle-Table2.B"/>
          <table:table-column table:style-name="rststyle-Table2.C"/>
          <table:table-column table:style-name="rststyle-Table2.D"/>
          <table:table-header-rows>
            <table:table-row>
              <table:table-cell office:value-type="string" table:style-name="rststyle-Table2.A1">
                <text:p text:style-name="Table_20_Heading">Header row, column 1
(header rows optional)</text:p>
              </table:table-cell>
              <table:table-cell office:value-type="string" table:style-name="rststyle-Table2.A1">
                <text:p text:style-name="Table_20_Heading">Header 2</text:p>
              </table:table-cell>
              <table:table-cell office:value-type="string" table:style-name="rststyle-Table2.A1">
                <text:p text:style-name="Table_20_Heading">Header 3</text:p>
              </table:table-cell>
              <table:table-cell office:value-type="string" table:style-name="rststyle-Table2.A1">
                <text:p text:style-name="Table_20_Heading">Header 4</text:p>
              </table:table-cell>
            </table:table-row>
          </table:table-header-rows>
          <table:table-row>
            <table:table-cell table:number-rows-spanned="2" office:value-type="string" table:style-name="rststyle-Table2.A1">
              <text:p text:style-name="rststyle-textbody">body row 1, column 1</text:p>
              <text:p text:style-name="rststyle-textbody">body row 2</text:p>
            </table:table-cell>
            <table:table-cell office:value-type="string" table:style-name="rststyle-Table2.A1">
              <text:p text:style-name="rststyle-textbody">column 2</text:p>
            </table:table-cell>
            <table:table-cell office:value-type="string" table:style-name="rststyle-Table2.A1">
              <text:p text:style-name="rststyle-textbody">column 3</text:p>
            </table:table-cell>
            <table:table-cell office:value-type="string" table:style-name="rststyle-Table2.A1">
              <text:p text:style-name="rststyle-textbody">column 4</text:p>
            </table:table-cell>
          </table:table-row>
          <table:table-row>
            <table:table-cell table:number-rows-spanned="2" office:value-type="string" table:style-name="rststyle-Table2.A1">
              <text:p text:style-name="rststyle-textbody">column 2</text:p>
              <text:p text:style-name="rststyle-textbody">may span</text:p>
            </table:table-cell>
            <table:table-cell office:value-type="string" table:style-name="rststyle-Table2.A1">
              <text:p text:style-name="rststyle-textbody">column 3</text:p>
            </table:table-cell>
            <table:table-cell office:value-type="string" table:style-name="rststyle-Table2.A1">
              <text:p text:style-name="rststyle-textbody">column 4</text:p>
            </table:table-cell>
          </table:table-row>
          <table:table-row>
            <table:table-cell office:value-type="string" table:style-name="rststyle-Table2.A1">
              <text:p text:style-name="rststyle-textbody">body row 3</text:p>
            </table:table-cell>
            <table:table-cell table:number-rows-spanned="2" office:value-type="string" table:number-columns-spanned="2" table:style-name="rststyle-Table2.A1">
              <text:list text:style-name="rststyle-bulletlist">
                <text:list-item>
                  <text:p text:style-name="rststyle-bulletitem">Table cells</text:p>
                </text:list-item>
                <text:list-item>
                  <text:p text:style-name="rststyle-bulletitem">contain</text:p>
                </text:list-item>
                <text:list-item>
                  <text:p text:style-name="rststyle-bulletitem">body elements.</text:p>
                </text:list-item>
              </text:list>
            </table:table-cell>
          </table:table-row>
          <table:table-row>
            <table:table-cell office:value-type="string" table:style-name="rststyle-Table2.A1">
              <text:p text:style-name="rststyle-textbody">body row 4</text:p>
            </table:table-cell>
            <table:table-cell office:value-type="string" table:style-name="rststyle-Table2.A1">
              <text:p text:style-name="rststyle-textbody">column 2</text:p>
            </table:table-cell>
          </table:table-row>
        </table:table>
      </text:section>
      <text:section text:style-name="Sect1" text:name="Section3">
        <text:h text:outline-level="1" text:style-name="rststyle-heading1">Test 3</text:h>
        <table:table table:style-name="rststyle-Table3" table:name="rststyle-Table3">
          <table:table-column table:style-name="rststyle-Table3.A"/>
          <table:table-column table:style-name="rststyle-Table3.B"/>
          <table:table-column table:style-name="rststyle-Table3.C"/>
          <table:table-column table:style-name="rststyle-Table3.D"/>
          <table:table-header-rows>
            <table:table-row>
              <table:table-cell office:value-type="string" table:style-name="rststyle-Table3.A1">
                <text:p text:style-name="Table_20_Heading">Header row, column 1
(header rows optional)</text:p>
              </table:table-cell>
              <table:table-cell office:value-type="string" table:style-name="rststyle-Table3.A1">
                <text:p text:style-name="Table_20_Heading">Header 2</text:p>
              </table:table-cell>
              <table:table-cell office:value-type="string" table:style-name="rststyle-Table3.A1">
                <text:p text:style-name="Table_20_Heading">Header 3</text:p>
              </table:table-cell>
              <table:table-cell office:value-type="string" table:style-name="rststyle-Table3.A1">
                <text:p text:style-name="Table_20_Heading">Header 4</text:p>
              </table:table-cell>
            </table:table-row>
          </table:table-header-rows>
          <table:table-row>
            <table:table-cell table:number-rows-spanned="2" office:value-type="string" table:style-name="rststyle-Table3.A1">
              <text:p text:style-name="rststyle-textbody">body row 1, column 1</text:p>
              <text:p text:style-name="rststyle-textbody">body row 2</text:p>
            </table:table-cell>
            <table:table-cell office:value-type="string" table:style-name="rststyle-Table3.A1">
              <text:p text:style-name="rststyle-textbody">column 2</text:p>
            </table:table-cell>
            <table:table-cell office:value-type="string" table:style-name="rststyle-Table3.A1">
              <text:p text:style-name="rststyle-textbody">column 3</text:p>
            </table:table-cell>
            <table:table-cell table:number-rows-spanned="2" office:value-type="string" table:style-name="rststyle-Table3.A1">
              <text:p text:style-name="rststyle-textbody">column 4</text:p>
              <text:p text:style-name="rststyle-textbody">may span</text:p>
            </table:table-cell>
          </table:table-row>
          <table:table-row>
            <table:table-cell office:value-type="string" table:style-name="rststyle-Table3.A1">
              <text:p text:style-name="rststyle-textbody">column 2</text:p>
            </table:table-cell>
            <table:table-cell table:number-rows-spanned="2" office:value-type="string" table:style-name="rststyle-Table3.A1">
              <text:p text:style-name="rststyle-textbody">column 3</text:p>
              <text:p text:style-name="rststyle-textbody">may span</text:p>
            </table:table-cell>
          </table:table-row>
          <table:table-row>
            <table:table-cell office:value-type="string" table:style-name="rststyle-Table3.A1">
              <text:p text:style-name="rststyle-textbody">body row 3</text:p>
            </table:table-cell>
            <table:table-cell table:number-rows-spanned="2" office:value-type="string" table:style-name="rststyle-Table3.A1">
              <text:p text:style-name="rststyle-textbody">column 2</text:p>
              <text:p text:style-name="rststyle-textbody">may span</text:p>
            </table:table-cell>
            <table:table-cell office:value-type="string" table:style-name="rststyle-Table3.A1">
              <text:p text:style-name="rststyle-textbody">column 4</text:p>
            </table:table-cell>
          </table:table-row>
          <table:table-row>
            <table:table-cell office:value-type="string" table:style-name="rststyle-Table3.A1">
              <text:p text:style-name="rststyle-textbody">body row 4</text:p>
            </table:table-cell>
            <table:table-cell office:value-type="string" table:style-name="rststyle-Table3.A1">
              <text:p text:style-name="rststyle-textbody">column 3</text:p>
            </table:table-cell>
            <table:table-cell office:value-type="string" table:style-name="rststyle-Table3.A1">
              <text:p text:style-name="rststyle-textbody">column 4</text:p>
            </table:table-cell>
          </table:table-row>
        </table:table>
      </text:section>
      <text:section text:style-name="Sect1" text:name="Section4">
        <text:h text:outline-level="1" text:style-name="rststyle-heading1">Test 4</text:h>
        <table:table table:style-name="rststyle-Table4" table:name="rststyle-Table4">
          <table:table-column table:style-name="rststyle-Table4.A"/>
          <table:table-column table:style-name="rststyle-Table4.B"/>
          <table:table-column table:style-name="rststyle-Table4.C"/>
          <table:table-column table:style-name="rststyle-Table4.D"/>
          <table:table-header-rows>
            <table:table-row>
              <table:table-cell office:value-type="string" table:style-name="rststyle-Table4.A1">
                <text:p text:style-name="Table_20_Heading">Header row, column 1
(header rows optional)</text:p>
              </table:table-cell>
              <table:table-cell office:value-type="string" table:style-name="rststyle-Table4.A1">
                <text:p text:style-name="Table_20_Heading">Header 2</text:p>
              </table:table-cell>
              <table:table-cell office:value-type="string" table:style-name="rststyle-Table4.A1">
                <text:p text:style-name="Table_20_Heading">Header 3</text:p>
              </table:table-cell>
              <table:table-cell office:value-type="string" table:style-name="rststyle-Table4.A1">
                <text:p text:style-name="Table_20_Heading">Header 4</text:p>
              </table:table-cell>
            </table:table-row>
          </table:table-header-rows>
          <table:table-row>
            <table:table-cell table:number-rows-spanned="2" office:value-type="string" table:style-name="rststyle-Table4.A1">
              <text:p text:style-name="rststyle-textbody">body row 1, column 1</text:p>
              <text:p text:style-name="rststyle-textbody">body row 2</text:p>
            </table:table-cell>
            <table:table-cell office:value-type="string" table:style-name="rststyle-Table4.A1">
              <text:p text:style-name="rststyle-textbody">column 2</text:p>
            </table:table-cell>
            <table:table-cell office:value-type="string" table:style-name="rststyle-Table4.A1">
              <text:p text:style-name="rststyle-textbody">column 3</text:p>
            </table:table-cell>
            <table:table-cell table:number-rows-spanned="2" office:value-type="string" table:style-name="rststyle-Table4.A1">
              <text:p text:style-name="rststyle-textbody">column 4</text:p>
              <text:p text:style-name="rststyle-textbody">may span</text:p>
            </table:table-cell>
          </table:table-row>
          <table:table-row>
            <table:table-cell table:number-rows-spanned="2" office:value-type="string" table:number-columns-spanned="2" table:style-name="rststyle-Table4.A1">
              <text:p text:style-name="rststyle-textbody">column 2 and column 3</text:p>
              <text:p text:style-name="rststyle-blockquote">may             span</text:p>
            </table:table-cell>
          </table:table-row>
          <table:table-row>
            <table:table-cell table:number-rows-spanned="2" office:value-type="string" table:style-name="rststyle-Table4.A1">
              <text:p text:style-name="rststyle-textbody">body row 3</text:p>
              <text:p text:style-name="rststyle-textbody">may span</text:p>
            </table:table-cell>
            <table:table-cell office:value-type="string" table:style-name="rststyle-Table4.A1">
              <text:p text:style-name="rststyle-textbody">column 4</text:p>
            </table:table-cell>
          </table:table-row>
          <table:table-row>
            <table:table-cell office:value-type="string" table:style-name="rststyle-Table4.A1">
              <text:p text:style-name="rststyle-textbody">may span</text:p>
            </table:table-cell>
            <table:table-cell office:value-type="string" table:style-name="rststyle-Table4.A1">
              <text:p text:style-name="rststyle-textbody">column 3</text:p>
            </table:table-cell>
            <table:table-cell office:value-type="string" table:style-name="rststyle-Table4.A1">
              <text:p text:style-name="rststyle-textbody">column 4</text:p>
            </table:table-cell>
          </table:table-row>
        </table:table>
      </text:section>
      <text:section text:style-name="Sect1" text:name="Section5">
        <text:h text:outline-level="1" text:style-name="rststyle-heading1">Test 4a</text:h>
        <table:table table:style-name="rststyle-Table5" table:name="rststyle-Table5">
          <table:table-column table:style-name="rststyle-Table5.A"/>
          <table:table-column table:style-name="rststyle-Table5.B"/>
          <table:table-column table:style-name="rststyle-Table5.C"/>
          <table:table-column table:style-name="rststyle-Table5.D"/>
          <table:table-header-rows>
            <table:table-row>
              <table:table-cell office:value-type="string" table:style-name="rststyle-Table5.A1">
                <text:p text:style-name="Table_20_Heading">Header row, column 1
(header rows optional)</text:p>
              </table:table-cell>
              <table:table-cell office:value-type="string" table:style-name="rststyle-Table5.A1">
                <text:p text:style-name="Table_20_Heading">Header 2</text:p>
              </table:table-cell>
              <table:table-cell office:value-type="string" table:style-name="rststyle-Table5.A1">
                <text:p text:style-name="Table_20_Heading">Header 3</text:p>
              </table:table-cell>
              <table:table-cell office:value-type="string" table:style-name="rststyle-Table5.A1">
                <text:p text:style-name="Table_20_Heading">Header 4</text:p>
              </table:table-cell>
            </table:table-row>
          </table:table-header-rows>
          <table:table-row>
            <table:table-cell table:number-rows-spanned="2" office:value-type="string" table:style-name="rststyle-Table5.A1">
              <text:p text:style-name="rststyle-textbody">body row 1, column 1</text:p>
              <text:p text:style-name="rststyle-textbody">body row 2</text:p>
            </table:table-cell>
            <table:table-cell office:value-type="string" table:style-name="rststyle-Table5.A1">
              <text:p text:style-name="rststyle-textbody">column 2</text:p>
            </table:table-cell>
            <table:table-cell office:value-type="string" table:style-name="rststyle-Table5.A1">
              <text:p text:style-name="rststyle-textbody">column 3</text:p>
            </table:table-cell>
            <table:table-cell table:number-rows-spanned="2" office:value-type="string" table:style-name="rststyle-Table5.A1">
              <text:p text:style-name="rststyle-textbody">column 4</text:p>
              <text:p text:style-name="rststyle-textbody">may span</text:p>
            </table:table-cell>
          </table:table-row>
          <table:table-row>
            <table:table-cell table:number-rows-spanned="2" office:value-type="string" table:number-columns-spanned="2" table:style-name="rststyle-Table5.A1">
              <text:p text:style-name="rststyle-textbody">column 2 and column 3</text:p>
              <text:p text:style-name="rststyle-blockquote">may             span</text:p>
            </table:table-cell>
          </table:table-row>
          <table:table-row>
            <table:table-cell table:number-rows-spanned="2" office:value-type="string" table:style-name="rststyle-Table5.A1">
              <text:p text:style-name="rststyle-textbody">body row 3</text:p>
              <text:p text:style-name="rststyle-textbody">may span</text:p>
            </table:table-cell>
            <table:table-cell office:value-type="string" table:style-name="rststyle-Table5.A1">
              <text:p text:style-name="rststyle-textbody">column 4</text:p>
            </table:table-cell>
          </table:table-row>
          <table:table-row>
            <table:table-cell office:value-type="string" table:style-name="rststyle-Table5.A1">
              <text:p text:style-name="rststyle-textbody">may span</text:p>
            </table:table-cell>
            <table:table-cell office:value-type="string" table:style-name="rststyle-Table5.A1">
              <text:p text:style-name="rststyle-textbody">column 3</text:p>
            </table:table-cell>
            <table:table-cell office:value-type="string" table:style-name="rststyle-Table5.A1">
              <text:p text:style-name="rststyle-textbody">column 4</text:p>
            </table:table-cell>
          </table:table-row>
          <table:table-row>
            <table:table-cell office:value-type="string" table:style-name="rststyle-Table5.A1">
              <text:p text:style-name="rststyle-textbody">body row 4</text:p>
            </table:table-cell>
            <table:table-cell office:value-type="string" table:style-name="rststyle-Table5.A1">
              <text:p text:style-name="rststyle-textbody">column 2</text:p>
            </table:table-cell>
            <table:table-cell office:value-type="string" table:style-name="rststyle-Table5.A1">
              <text:p text:style-name="rststyle-textbody">column 3</text:p>
            </table:table-cell>
            <table:table-cell office:value-type="string" table:style-name="rststyle-Table5.A1">
              <text:p text:style-name="rststyle-textbody">column 4</text:p>
            </table:table-cell>
          </table:table-row>
        </table:table>
      </text:section>
      <text:section text:style-name="Sect1" text:name="Section6">
        <text:h text:outline-level="1" text:style-name="rststyle-heading1">Test 5</text:h>
        <table:table table:style-name="rststyle-Table6" table:name="rststyle-Table6">
          <table:table-column table:style-name="rststyle-Table6.A"/>
          <table:table-column table:style-name="rststyle-Table6.B"/>
          <table:table-column table:style-name="rststyle-Table6.C"/>
          <table:table-column table:style-name="rststyle-Table6.D"/>
          <table:table-header-rows>
            <table:table-row>
              <table:table-cell office:value-type="string" table:style-name="rststyle-Table6.A1">
                <text:p text:style-name="Table_20_Heading">Header row, column 1
(header rows optional)</text:p>
              </table:table-cell>
              <table:table-cell office:value-type="string" table:style-name="rststyle-Table6.A1">
                <text:p text:style-name="Table_20_Heading">Header 2</text:p>
              </table:table-cell>
              <table:table-cell office:value-type="string" table:style-name="rststyle-Table6.A1">
                <text:p text:style-name="Table_20_Heading">Header 3</text:p>
              </table:table-cell>
              <table:table-cell office:value-type="string" table:style-name="rststyle-Table6.A1">
                <text:p text:style-name="Table_20_Heading">Header 4</text:p>
              </table:table-cell>
            </table:table-row>
          </table:table-header-rows>
          <table:table-row>
            <table:table-cell office:value-type="string" table:style-name="rststyle-Table6.A1">
              <text:p text:style-name="rststyle-textbody">body row 1, column 1</text:p>
            </table:table-cell>
            <table:table-cell office:value-type="string" table:style-name="rststyle-Table6.A1">
              <text:p text:style-name="rststyle-textbody">column 2</text:p>
            </table:table-cell>
            <table:table-cell office:value-type="string" table:style-name="rststyle-Table6.A1">
              <text:p text:style-name="rststyle-textbody">column 3</text:p>
            </table:table-cell>
            <table:table-cell office:value-type="string" table:style-name="rststyle-Table6.A1">
              <text:p text:style-name="rststyle-textbody">column 4</text:p>
            </table:table-cell>
          </table:table-row>
          <table:table-row>
            <table:table-cell office:value-type="string" table:style-name="rststyle-Table6.A1">
              <text:p text:style-name="rststyle-textbody">body row 2</text:p>
            </table:table-cell>
            <table:table-cell office:value-type="string" table:number-columns-spanned="3" table:style-name="rststyle-Table6.A1">
              <text:p text:style-name="rststyle-textbody">Cells may span columns.</text:p>
            </table:table-cell>
          </table:table-row>
          <table:table-row>
            <table:table-cell office:value-type="string" table:style-name="rststyle-Table6.A1">
              <text:p text:style-name="rststyle-textbody">body row 3</text:p>
            </table:table-cell>
            <table:table-cell table:number-rows-spanned="2" office:value-type="string" table:style-name="rststyle-Table6.A1">
              <text:p text:style-name="rststyle-textbody">Cells may
span rows.</text:p>
            </table:table-cell>
            <table:table-cell table:number-rows-spanned="2" office:value-type="string" table:number-columns-spanned="2" table:style-name="rststyle-Table6.A1">
              <text:list text:style-name="rststyle-bulletlist">
                <text:list-item>
                  <text:p text:style-name="rststyle-bulletitem">Table cells</text:p>
                </text:list-item>
                <text:list-item>
                  <text:p text:style-name="rststyle-bulletitem">contain</text:p>
                </text:list-item>
                <text:list-item>
                  <text:p text:style-name="rststyle-bulletitem">body elements.</text:p>
                </text:list-item>
              </text:list>
            </table:table-cell>
          </table:table-row>
          <table:table-row>
            <table:table-cell office:value-type="string" table:style-name="rststyle-Table6.A1">
              <text:p text:style-name="rststyle-textbody">body row 4</text:p>
            </table:table-cell>
          </table:table-row>
        </table:table>
      </text:section>
      <text:section text:style-name="Sect1" text:name="Section7">
        <text:h text:outline-level="1" text:style-name="rststyle-heading1">Test 6</text:h>
        <text:p text:style-name="rststyle-textbody">Some care must be taken with grid tables to avoid undesired
interactions with cell text in rare cases. For example, the
following table contains a cell in row 2 spanning from column 2 to
column 4:</text:p>
        <table:table table:style-name="rststyle-Table7" table:name="rststyle-Table7">
          <table:table-column table:style-name="rststyle-Table7.A"/>
          <table:table-column table:style-name="rststyle-Table7.B"/>
          <table:table-column table:style-name="rststyle-Table7.C"/>
          <table:table-column table:style-name="rststyle-Table7.D"/>
          <table:table-row>
            <table:table-cell office:value-type="string" table:style-name="rststyle-Table7.A1">
              <text:p text:style-name="rststyle-textbody">row 1, col 1</text:p>
            </table:table-cell>
            <table:table-cell office:value-type="string" table:style-name="rststyle-Table7.A1">
              <text:p text:style-name="rststyle-textbody">column 2</text:p>
            </table:table-cell>
            <table:table-cell office:value-type="string" table:style-name="rststyle-Table7.A1">
              <text:p text:style-name="rststyle-textbody">column 3</text:p>
            </table:table-cell>
            <table:table-cell office:value-type="string" table:style-name="rststyle-Table7.A1">
              <text:p text:style-name="rststyle-textbody">column 4</text:p>
            </table:table-cell>
          </table:table-row>
          <table:table-row>
            <table:table-cell office:value-type="string" table:style-name="rststyle-Table7.A1">
              <text:p text:style-name="rststyle-textbody">row 2</text:p>
            </table:table-cell>
            <table:table-cell office:value-type="string" table:number-columns-spanned="3" table:style-name="rststyle-Table7.A1"/>
          </table:table-row>
          <table:table-row>
            <table:table-cell office:value-type="string" table:style-name="rststyle-Table7.A1">
              <text:p text:style-name="rststyle-textbody">row 3</text:p>
            </table:table-cell>
            <table:table-cell office:value-type="string" table:style-name="rststyle-Table7.A1"/>
            <table:table-cell office:value-type="string" table:style-name="rststyle-Table7.A1"/>
            <table:table-cell office:value-type="string" table:style-name="rststyle-Table7.A1"/>
          </table:table-row>
        </table:table>
      </text:section>
      <text:section text:style-name="Sect1" text:name="Section8">
        <text:h text:outline-level="1" text:style-name="rststyle-heading1">Test 7</text:h>
        <text:p text:style-name="rststyle-textbody">If a vertical bar is used in the text of that cell, it could have
unintended effects if accidentally aligned with column boundaries:</text:p>
        <table:table table:style-name="rststyle-Table8" table:name="rststyle-Table8">
          <table:table-column table:style-name="rststyle-Table8.A"/>
          <table:table-column table:style-name="rststyle-Table8.B"/>
          <table:table-column table:style-name="rststyle-Table8.C"/>
          <table:table-column table:style-name="rststyle-Table8.D"/>
          <table:table-row>
            <table:table-cell office:value-type="string" table:style-name="rststyle-Table8.A1">
              <text:p text:style-name="rststyle-textbody">row 1, col 1</text:p>
            </table:table-cell>
            <table:table-cell office:value-type="string" table:style-name="rststyle-Table8.A1">
              <text:p text:style-name="rststyle-textbody">column 2</text:p>
            </table:table-cell>
            <table:table-cell office:value-type="string" table:style-name="rststyle-Table8.A1">
              <text:p text:style-name="rststyle-textbody">column 3</text:p>
            </table:table-cell>
            <table:table-cell office:value-type="string" table:style-name="rststyle-Table8.A1">
              <text:p text:style-name="rststyle-textbody">column 4</text:p>
            </table:table-cell>
          </table:table-row>
          <table:table-row>
            <table:table-cell office:value-type="string" table:style-name="rststyle-Table8.A1">
              <text:p text:style-name="rststyle-textbody">row 2</text:p>
            </table:table-cell>
            <table:table-cell office:value-type="string" table:number-columns-spanned="3" table:style-name="rststyle-Table8.A1">
              <text:p text:style-name="rststyle-textbody">Use the command <text:span text:style-name="rststyle-inlineliteral">ls \| more</text:span>.</text:p>
            </table:table-cell>
          </table:table-row>
          <table:table-row>
            <table:table-cell office:value-type="string" table:style-name="rststyle-Table8.A1">
              <text:p text:style-name="rststyle-textbody">row 3</text:p>
            </table:table-cell>
            <table:table-cell office:value-type="string" table:style-name="rststyle-Table8.A1"/>
            <table:table-cell office:value-type="string" table:style-name="rststyle-Table8.A1"/>
            <table:table-cell office:value-type="string" table:style-name="rststyle-Table8.A1"/>
          </table:table-row>
        </table:table>
      </text:section>
      <text:section text:style-name="Sect1" text:name="Section9">
        <text:h text:outline-level="1" text:style-name="rststyle-heading1">Test 8</text:h>
        <text:p text:style-name="rststyle-textbody">Several solutions are possible. All that is needed is to break the
continuity of the cell outline rectangle. One possibility is to
shift the text by adding an extra space before:</text:p>
        <table:table table:style-name="rststyle-Table9" table:name="rststyle-Table9">
          <table:table-column table:style-name="rststyle-Table9.A"/>
          <table:table-column table:style-name="rststyle-Table9.B"/>
          <table:table-column table:style-name="rststyle-Table9.C"/>
          <table:table-column table:style-name="rststyle-Table9.D"/>
          <table:table-row>
            <table:table-cell office:value-type="string" table:style-name="rststyle-Table9.A1">
              <text:p text:style-name="rststyle-textbody">row 1, col 1</text:p>
            </table:table-cell>
            <table:table-cell office:value-type="string" table:style-name="rststyle-Table9.A1">
              <text:p text:style-name="rststyle-textbody">column 2</text:p>
            </table:table-cell>
            <table:table-cell office:value-type="string" table:style-name="rststyle-Table9.A1">
              <text:p text:style-name="rststyle-textbody">column 3</text:p>
            </table:table-cell>
            <table:table-cell office:value-type="string" table:style-name="rststyle-Table9.A1">
              <text:p text:style-name="rststyle-textbody">column 4</text:p>
            </table:table-cell>
          </table:table-row>
          <table:table-row>
            <table:table-cell office:value-type="string" table:style-name="rststyle-Table9.A1">
              <text:p text:style-name="rststyle-textbody">row 2</text:p>
            </table:table-cell>
            <table:table-cell office:value-type="string" table:number-columns-spanned="3" table:style-name="rststyle-Table9.A1">
              <text:p text:style-name="rststyle-textbody">Use the command <text:span text:style-name="rststyle-inlineliteral">ls | more</text:span>.</text:p>
            </table:table-cell>
          </table:table-row>
          <table:table-row>
            <table:table-cell office:value-type="string" table:style-name="rststyle-Table9.A1">
              <text:p text:style-name="rststyle-textbody">row 3</text:p>
            </table:table-cell>
            <table:table-cell office:value-type="string" table:style-name="rststyle-Table9.A1"/>
            <table:table-cell office:value-type="string" table:style-name="rststyle-Table9.A1"/>
            <table:table-cell office:value-type="string" table:style-name="rststyle-Table9.A1"/>
          </table:table-row>
        </table:table>
      </text:section>
      <text:section text:style-name="Sect1" text:name="Section10">
        <text:h text:outline-level="1" text:style-name="rststyle-heading1">Test 9</text:h>
        <text:p text:style-name="rststyle-textbody">Another possibility is to add an extra line to row 2:</text:p>
        <table:table table:style-name="rststyle-Table10" table:name="rststyle-Table10">
          <table:table-column table:style-name="rststyle-Table10.A"/>
          <table:table-column table:style-name="rststyle-Table10.B"/>
          <table:table-column table:style-name="rststyle-Table10.C"/>
          <table:table-column table:style-name="rststyle-Table10.D"/>
          <table:table-row>
            <table:table-cell office:value-type="string" table:style-name="rststyle-Table10.A1">
              <text:p text:style-name="rststyle-textbody">row 1, col 1</text:p>
            </table:table-cell>
            <table:table-cell office:value-type="string" table:style-name="rststyle-Table10.A1">
              <text:p text:style-name="rststyle-textbody">column 2</text:p>
            </table:table-cell>
            <table:table-cell office:value-type="string" table:style-name="rststyle-Table10.A1">
              <text:p text:style-name="rststyle-textbody">column 3</text:p>
            </table:table-cell>
            <table:table-cell office:value-type="string" table:style-name="rststyle-Table10.A1">
              <text:p text:style-name="rststyle-textbody">column 4</text:p>
            </table:table-cell>
          </table:table-row>
          <table:table-row>
            <table:table-cell office:value-type="string" table:style-name="rststyle-Table10.A1">
              <text:p text:style-name="rststyle-textbody">row 2</text:p>
            </table:table-cell>
            <table:table-cell office:value-type="string" table:number-columns-spanned="3" table:style-name="rststyle-Table10.A1">
              <text:p text:style-name="rststyle-textbody">Use the command <text:span text:style-name="rststyle-inlineliteral">ls | more</text:span>.</text:p>
            </table:table-cell>
          </table:table-row>
          <table:table-row>
            <table:table-cell office:value-type="string" table:style-name="rststyle-Table10.A1">
              <text:p text:style-name="rststyle-textbody">row 3</text:p>
            </table:table-cell>
            <table:table-cell office:value-type="string" table:style-name="rststyle-Table10.A1"/>
            <table:table-cell office:value-type="string" table:style-name="rststyle-Table10.A1"/>
            <table:table-cell office:value-type="string" table:style-name="rststyle-Table10.A1"/>
          </table:table-row>
        </table:table>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Nimbus Mono L" svg:font-family="'Nimbus Mono L'"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5871.6862in" style:type="center"/>
          <style:tab-stop style:position="11741.795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rststyle-enumitem" style:family="paragraph" style:parent-style-name="Standard" style:list-style-name="rststyle-enumlist">
      <style:paragraph-properties fo:background-color="transparent">
        <style:background-image/>
      </style:paragraph-properties>
    </style:style>
    <style:style style:name="rststyle-bulletitem" style:family="paragraph" style:parent-style-name="Standard" style:list-style-name="rststyle-bulletlist">
      <style:paragraph-properties fo:background-color="transparent">
        <style:background-image/>
      </style:paragraph-properties>
    </style:style>
    <style:style style:name="rststyle-blockindent" style:family="paragraph">
      <style:paragraph-properties fo:margin-left="0.3937in" fo:margin-right="0in" fo:text-indent="0in" style:auto-text-indent="false"/>
    </style:style>
    <style:style style:name="rststyle-heading1" style:family="paragraph" style:parent-style-name="Heading_20_1" style:next-style-name="Text_20_body">
      <style:paragraph-properties fo:background-color="transparent">
        <style:background-image/>
      </style:paragraph-properties>
    </style:style>
    <style:style style:name="rststyle-heading2" style:family="paragraph" style:parent-style-name="Heading_20_2" style:next-style-name="Text_20_body"/>
    <style:style style:name="rststyle-heading3" style:family="paragraph" style:parent-style-name="Heading_20_3" style:next-style-name="Text_20_body"/>
    <style:style style:name="rststyle-heading4" style:family="paragraph" style:parent-style-name="Heading_20_4" style:next-style-name="Text_20_body"/>
    <style:style style:name="rststyle-heading5" style:family="paragraph" style:parent-style-name="Heading_20_5" style:next-style-name="Text_20_body"/>
    <style:style style:name="rststyle-blockquote" style:family="paragraph" style:parent-style-name="Text_20_body" style:class="text">
      <style:paragraph-properties fo:margin-left="0.4in" fo:margin-right="0.8in" fo:text-align="start" style:justify-single-word="false" fo:text-indent="0in" style:auto-text-indent="false" fo:background-color="transparent">
        <style:background-image/>
      </style:paragraph-properties>
    </style:style>
    <style:style style:name="rststyle-bodyindent" style:family="paragraph" style:parent-style-name="Text_20_body_20_indent">
      <style:paragraph-properties fo:margin-left="0.3937in" fo:margin-right="0in" fo:text-indent="0in" style:auto-text-indent="false"/>
    </style:style>
    <style:style style:name="rststyle-horizontalline" style:family="paragraph" style:parent-style-name="Horizontal_20_Line"/>
    <style:style style:name="rststyle-textbody" style:family="paragraph" style:parent-style-name="Text_20_body"/>
    <style:style style:name="rststyle-centeredtextbody" style:family="paragraph" style:parent-style-name="rststyle-textbody">
      <style:paragraph-properties fo:text-align="center" style:justify-single-word="false" fo:background-color="transparent">
        <style:background-image/>
      </style:paragraph-properties>
    </style:style>
    <style:style style:name="rststyle-caption" style:family="paragraph" style:parent-style-name="Caption">
      <style:paragraph-properties fo:background-color="transparent">
        <style:background-image/>
      </style:paragraph-properties>
    </style:style>
    <style:style style:name="rststyle-codeblock" style:family="paragraph" style:parent-style-name="Preformatted_20_Text">
      <style:paragraph-properties fo:margin-left="0.1965in" fo:margin-right="0in" fo:margin-top="0.0598in" fo:margin-bottom="0.0598in" fo:text-indent="0in" style:auto-text-indent="false" fo:background-color="#ccffff" fo:padding="0.0201in" fo:border="0.0008in solid #000000" style:shadow="none">
        <style:background-image/>
      </style:paragraph-properties>
    </style:style>
    <style:style style:name="rststyle-table-title" style:family="paragraph" style:parent-style-name="Heading_20_3">
      <style:paragraph-properties fo:text-align="center" style:justify-single-word="false"/>
    </style:style>
    <style:style style:name="rststyle-footer" style:family="paragraph" style:parent-style-name="Footer"/>
    <style:style style:name="rststyle-header" style:family="paragraph" style:parent-style-name="Header" style:master-page-name="">
      <style:paragraph-properties style:page-number="auto" fo:background-color="transparent">
        <style:background-image/>
      </style:paragraph-properties>
    </style:style>
    <style:style style:name="rststyle-footnote" style:family="paragraph" style:parent-style-name="Footnote"/>
    <style:style style:name="rststyle-attribution" style:family="paragraph" style:parent-style-name="rststyle-blockquote">
      <style:paragraph-properties fo:text-align="end" style:justify-single-word="false" fo:background-color="transparent">
        <style:background-image/>
      </style:paragraph-properties>
      <style:text-properties fo:font-style="italic" fo:font-weight="bold"/>
    </style:style>
    <style:style style:name="rststyle-epigraph" style:family="paragraph" style:parent-style-name="rststyle-blockquote">
      <style:paragraph-properties fo:text-align="start" style:justify-single-word="false" fo:background-color="transparent">
        <style:background-image/>
      </style:paragraph-properties>
      <style:text-properties fo:font-style="italic"/>
    </style:style>
    <style:style style:name="rststyle-highlights" style:family="paragraph" style:parent-style-name="rststyle-blockquote">
      <style:paragraph-properties fo:background-color="transparent">
        <style:background-image/>
      </style:paragraph-properties>
    </style:style>
    <style:style style:name="rststyle-blockquote-bulletitem" style:family="paragraph" style:parent-style-name="Standard">
      <style:paragraph-properties fo:margin-left="0.4in" fo:margin-right="0.8in" fo:text-indent="0in" style:auto-text-indent="false" fo:background-color="transparent">
        <style:background-image/>
      </style:paragraph-properties>
    </style:style>
    <style:style style:name="rststyle-blockquote-enumitem" style:family="paragraph" style:parent-style-name="Standard">
      <style:paragraph-properties fo:margin-left="0.4in" fo:margin-right="0.8in" fo:text-indent="0in" style:auto-text-indent="false" fo:background-color="transparent">
        <style:background-image/>
      </style:paragraph-properties>
    </style:style>
    <style:style style:name="rststyle-highlights-bulletitem" style:family="paragraph" style:parent-style-name="Standard">
      <style:paragraph-properties fo:margin-left="0.7874in" fo:margin-right="0.7874in" fo:text-indent="0in" style:auto-text-indent="false" fo:background-color="transparent">
        <style:background-image/>
      </style:paragraph-properties>
    </style:style>
    <style:style style:name="rststyle-highlights-enumitem" style:family="paragraph" style:parent-style-name="Standard">
      <style:paragraph-properties fo:margin-left="0.7874in" fo:margin-right="0.7874in" fo:text-indent="0in" style:auto-text-indent="false" fo:background-color="transparent">
        <style:background-image/>
      </style:paragraph-properties>
    </style:style>
    <style:style style:name="rststyle-epigraph-bulletitem" style:family="paragraph" style:parent-style-name="Standard">
      <style:paragraph-properties fo:margin-left="0.7874in" fo:margin-right="0.7874in" fo:text-indent="0in" style:auto-text-indent="false" fo:background-color="transparent">
        <style:background-image/>
      </style:paragraph-properties>
    </style:style>
    <style:style style:name="rststyle-epigraph-enumitem" style:family="paragraph" style:parent-style-name="Standard">
      <style:paragraph-properties fo:margin-left="0.7874in" fo:margin-right="0.7874in" fo:text-indent="0in" style:auto-text-indent="false" fo:background-color="transparent">
        <style:background-image/>
      </style:paragraph-properties>
    </style:style>
    <style:style style:name="rststyle-admon-warning-hdr" style:family="paragraph" style:parent-style-name="rststyle-textbody">
      <style:paragraph-properties fo:text-align="center" style:justify-single-word="false"/>
      <style:text-properties fo:font-weight="bold"/>
    </style:style>
    <style:style style:name="rststyle-admon-warning-body" style:family="paragraph" style:parent-style-name="rststyle-textbody">
      <style:paragraph-properties fo:margin-left="0.7874in" fo:margin-right="0.7874in" fo:text-indent="0in" style:auto-text-indent="false"/>
      <style:text-properties fo:font-style="italic"/>
    </style:style>
    <style:style style:name="rststyle-admon-attention-hdr" style:family="paragraph" style:parent-style-name="rststyle-textbody">
      <style:paragraph-properties fo:text-align="center" style:justify-single-word="false"/>
      <style:text-properties fo:font-weight="bold"/>
    </style:style>
    <style:style style:name="rststyle-admon-attention-body" style:family="paragraph" style:parent-style-name="rststyle-textbody">
      <style:paragraph-properties fo:margin-left="0.7874in" fo:margin-right="0.7874in" fo:text-indent="0in" style:auto-text-indent="false"/>
      <style:text-properties fo:font-style="italic"/>
    </style:style>
    <style:style style:name="rststyle-admon-caution-hdr" style:family="paragraph" style:parent-style-name="rststyle-textbody">
      <style:paragraph-properties fo:text-align="center" style:justify-single-word="false"/>
      <style:text-properties fo:font-weight="bold"/>
    </style:style>
    <style:style style:name="rststyle-admon-caution-body" style:family="paragraph" style:parent-style-name="rststyle-textbody">
      <style:paragraph-properties fo:margin-left="0.7874in" fo:margin-right="0.7874in" fo:text-indent="0in" style:auto-text-indent="false"/>
      <style:text-properties fo:font-style="italic"/>
    </style:style>
    <style:style style:name="rststyle-admon-danger-hdr" style:family="paragraph" style:parent-style-name="rststyle-textbody">
      <style:paragraph-properties fo:text-align="center" style:justify-single-word="false"/>
      <style:text-properties fo:font-weight="bold"/>
    </style:style>
    <style:style style:name="rststyle-admon-danger-body" style:family="paragraph" style:parent-style-name="rststyle-textbody">
      <style:paragraph-properties fo:margin-left="0.7874in" fo:margin-right="0.7874in" fo:text-indent="0in" style:auto-text-indent="false"/>
      <style:text-properties fo:font-style="italic"/>
    </style:style>
    <style:style style:name="rststyle-admon-error-hdr" style:family="paragraph" style:parent-style-name="rststyle-textbody">
      <style:paragraph-properties fo:text-align="center" style:justify-single-word="false"/>
      <style:text-properties fo:font-weight="bold"/>
    </style:style>
    <style:style style:name="rststyle-admon-error-body" style:family="paragraph" style:parent-style-name="rststyle-textbody">
      <style:paragraph-properties fo:margin-left="0.7874in" fo:margin-right="0.7874in" fo:text-indent="0in" style:auto-text-indent="false"/>
      <style:text-properties fo:font-style="italic"/>
    </style:style>
    <style:style style:name="rststyle-admon-hint-hdr" style:family="paragraph" style:parent-style-name="rststyle-textbody">
      <style:paragraph-properties fo:text-align="center" style:justify-single-word="false"/>
      <style:text-properties fo:font-weight="bold"/>
    </style:style>
    <style:style style:name="rststyle-admon-hint-body" style:family="paragraph" style:parent-style-name="rststyle-textbody">
      <style:paragraph-properties fo:margin-left="0.7874in" fo:margin-right="0.7874in" fo:text-indent="0in" style:auto-text-indent="false"/>
      <style:text-properties fo:font-style="italic"/>
    </style:style>
    <style:style style:name="rststyle-admon-important-hdr" style:family="paragraph" style:parent-style-name="rststyle-textbody">
      <style:paragraph-properties fo:text-align="center" style:justify-single-word="false"/>
      <style:text-properties fo:font-weight="bold"/>
    </style:style>
    <style:style style:name="rststyle-admon-important-body" style:family="paragraph" style:parent-style-name="rststyle-textbody">
      <style:paragraph-properties fo:margin-left="0.7874in" fo:margin-right="0.7874in" fo:text-indent="0in" style:auto-text-indent="false"/>
      <style:text-properties fo:font-style="italic"/>
    </style:style>
    <style:style style:name="rststyle-admon-note-hdr" style:family="paragraph" style:parent-style-name="rststyle-textbody">
      <style:paragraph-properties fo:text-align="center" style:justify-single-word="false"/>
      <style:text-properties fo:font-weight="bold"/>
    </style:style>
    <style:style style:name="rststyle-admon-note-body" style:family="paragraph" style:parent-style-name="rststyle-textbody">
      <style:paragraph-properties fo:margin-left="0.7874in" fo:margin-right="0.7874in" fo:text-indent="0in" style:auto-text-indent="false"/>
      <style:text-properties fo:font-style="italic"/>
    </style:style>
    <style:style style:name="rststyle-admon-tip-hdr" style:family="paragraph" style:parent-style-name="rststyle-textbody">
      <style:paragraph-properties fo:text-align="center" style:justify-single-word="false"/>
      <style:text-properties fo:font-weight="bold"/>
    </style:style>
    <style:style style:name="rststyle-admon-tip-body" style:family="paragraph" style:parent-style-name="rststyle-textbody">
      <style:paragraph-properties fo:margin-left="0.7874in" fo:margin-right="0.7874in" fo:text-indent="0in" style:auto-text-indent="false"/>
      <style:text-properties fo:font-style="italic"/>
    </style:style>
    <style:style style:name="rststyle-admon-generic-hdr" style:family="paragraph" style:parent-style-name="rststyle-textbody">
      <style:paragraph-properties fo:text-align="center" style:justify-single-word="false"/>
      <style:text-properties fo:font-weight="bold"/>
    </style:style>
    <style:style style:name="rststyle-admon-generic-body" style:family="paragraph" style:parent-style-name="rststyle-textbody">
      <style:paragraph-properties fo:margin-left="0.7874in" fo:margin-right="0.7874in" fo:text-indent="0in" style:auto-text-indent="false"/>
      <style:text-properties fo:font-style="italic"/>
    </style:style>
    <style:style style:name="rststyle-rubric" style:family="paragraph" style:parent-style-name="Heading_20_3">
      <style:paragraph-properties fo:background-color="transparent">
        <style:background-image/>
      </style:paragraph-properties>
      <style:text-properties fo:color="#ff3366"/>
    </style:style>
    <style:style style:name="rststyle-heading6" style:family="paragraph" style:parent-style-name="Heading_20_6" style:next-style-name="Text_20_body"/>
    <style:style style:name="rststyle-heading7" style:family="paragraph" style:parent-style-name="Heading_20_7" style:next-style-name="Text_20_body" style:master-page-name="">
      <style:paragraph-properties style:page-number="auto"/>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rststyle-lineblock1" style:family="paragraph" style:parent-style-name="rststyle-textbody">
      <style:paragraph-properties fo:margin-top="0in" fo:margin-bottom="0in"/>
    </style:style>
    <style:style style:name="rststyle-lineblock2" style:family="paragraph" style:parent-style-name="rststyle-textbody">
      <style:paragraph-properties fo:margin-left="0.4in" fo:margin-right="0in" fo:margin-top="0in" fo:margin-bottom="0in" fo:text-indent="0in" style:auto-text-indent="false"/>
    </style:style>
    <style:style style:name="rststyle-lineblock3" style:family="paragraph" style:parent-style-name="rststyle-textbody">
      <style:paragraph-properties fo:margin-left="0.8in" fo:margin-right="0in" fo:margin-top="0in" fo:margin-bottom="0in" fo:text-indent="0in" style:auto-text-indent="false"/>
    </style:style>
    <style:style style:name="rststyle-lineblock4" style:family="paragraph" style:parent-style-name="rststyle-textbody">
      <style:paragraph-properties fo:margin-left="1.2in" fo:margin-right="0in" fo:margin-top="0in" fo:margin-bottom="0in" fo:text-indent="0in" style:auto-text-indent="false"/>
    </style:style>
    <style:style style:name="rststyle-lineblock5" style:family="paragraph" style:parent-style-name="rststyle-textbody">
      <style:paragraph-properties fo:margin-left="1.6in" fo:margin-right="0in" fo:margin-top="0in" fo:margin-bottom="0in" fo:text-indent="0in" style:auto-text-indent="false"/>
    </style:style>
    <style:style style:name="rststyle-lineblock6" style:family="paragraph" style:parent-style-name="rststyle-textbody">
      <style:paragraph-properties fo:margin-left="2in" fo:margin-right="0in" fo:margin-top="0in" fo:margin-bottom="0in" fo:text-indent="0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ststyle-title" style:family="paragraph" style:parent-style-name="Title"/>
    <style:style style:name="rststyle-subtitle" style:family="paragraph" style:parent-style-name="Title">
      <style:text-properties fo:font-size="14pt"/>
    </style:style>
    <style:style style:name="rststyle-citation" style:family="paragraph" style:parent-style-name="Footnote">
      <style:paragraph-properties fo:margin-left="0.75in" fo:margin-right="0in" fo:text-indent="-0.75in"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Example" style:family="text">
      <style:text-properties style:font-name="Nimbus Mono L" style:font-name-asian="Nimbus Mono L" style:font-name-complex="Nimbus Mono L"/>
    </style:style>
    <style:style style:name="Teletype" style:family="text">
      <style:text-properties style:font-name="Nimbus Mono L" style:font-name-asian="Nimbus Mono L" style:font-name-complex="Nimbus Mono L"/>
    </style:style>
    <style:style style:name="rststyle-emphasis" style:family="text" style:parent-style-name="Emphasis">
      <style:text-properties style:font-weight-asian="normal" style:font-weight-complex="normal"/>
    </style:style>
    <style:style style:name="rststyle-strong" style:family="text">
      <style:text-properties fo:font-weight="bold" fo:background-color="transparent"/>
    </style:style>
    <style:style style:name="rststyle-inlineliteral" style:family="text" style:parent-style-name="Example">
      <style:text-properties fo:background-color="#e6e6ff"/>
    </style:style>
    <style:style style:name="rststyle-quotation" style:family="text" style:parent-style-name="Citation">
      <style:text-properties style:font-weight-asian="normal" style:font-weight-complex="normal"/>
    </style:style>
    <style:style style:name="rststyle-codeblock-keyword" style:family="text" style:parent-style-name="Teletype">
      <style:text-properties fo:color="#800000" fo:background-color="#ccffff"/>
    </style:style>
    <style:style style:name="rststyle-codeblock-string" style:family="text" style:parent-style-name="Teletype">
      <style:text-properties fo:background-color="#ffffff"/>
    </style:style>
    <style:style style:name="rststyle-codeblock-number" style:family="text" style:parent-style-name="Teletype">
      <style:text-properties fo:color="#000080" fo:background-color="#ccffff"/>
    </style:style>
    <style:style style:name="rststyle-codeblock-comment" style:family="text" style:parent-style-name="Teletype">
      <style:text-properties fo:background-color="#ffffff"/>
    </style:style>
    <style:style style:name="rststyle-codeblock-classname" style:family="text" style:parent-style-name="Teletype">
      <style:text-properties fo:color="#808000" fo:background-color="#ccffff"/>
    </style:style>
    <style:style style:name="rststyle-codeblock-functionname" style:family="text" style:parent-style-name="Teletype">
      <style:text-properties fo:color="#808000" fo:background-color="#ccffff"/>
    </style:style>
    <style:style style:name="rststyle-codeblock-operator" style:family="text" style:parent-style-name="Teletype">
      <style:text-properties fo:color="#cccc00" fo:background-color="#ccffff"/>
    </style:style>
    <style:style style:name="rststyle-codeblock-name" style:family="text" style:parent-style-name="Teletype">
      <style:text-properties fo:color="#808000" fo:background-color="#ccffff"/>
    </style:style>
    <style:style style:name="rststyle-subscript" style:family="text">
      <style:text-properties style:text-position="sub 58%"/>
    </style:style>
    <style:style style:name="rststyle-superscript"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rststyle-imageframe" style:family="graphic" style:parent-style-name="Graphics">
      <style:graphic-properties svg:x="0in" svg:y="0in"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ststyle-enumlist">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rststyle-bulletlist">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rststyle-tocenumlist">
      <text:list-level-style-number text:level="1" text:style-name="Numbering_20_Symbols" style:num-prefix=" " style:num-suffix=" "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25in"/>
      </text:list-level-style-number>
      <text:list-level-style-number text:level="3" text:style-name="Numbering_20_Symbols" style:num-prefix=" " style:num-suffix=" " style:num-format="1" text:display-levels="3">
        <style:list-level-properties text:space-before="0.75in" text:min-label-width="0.25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text:list-style style:name="rststyle-tocbulletlist">
      <text:list-level-style-bullet text:level="1" text:style-name="Bullet_20_Symbols" style:num-prefix=" " style:num-suffix="." text:bullet-char="●">
        <style:list-level-properties text:space-before="0.25in" text:min-label-width="0.25in"/>
        <style:text-properties style:font-name="StarSymbol"/>
      </text:list-level-style-bullet>
      <text:list-level-style-bullet text:level="2" text:style-name="Bullet_20_Symbols" style:num-prefix=" " style:num-suffix="." text:bullet-char="●">
        <style:list-level-properties text:space-before="0.5in" text:min-label-width="0.25in"/>
        <style:text-properties style:font-name="StarSymbol"/>
      </text:list-level-style-bullet>
      <text:list-level-style-bullet text:level="3" text:style-name="Bullet_20_Symbols" style:num-prefix=" " style:num-suffix=")" text:bullet-char="●">
        <style:list-level-properties text:space-before="0.75in" text:min-label-width="0.25in"/>
        <style:text-properties style:font-name="StarSymbol"/>
      </text:list-level-style-bullet>
      <text:list-level-style-bullet text:level="4" text:style-name="Bullet_20_Symbols" style:num-prefix=" " style:num-suffix=" " text:bullet-char="●">
        <style:list-level-properties text:space-before="1in" text:min-label-width="0.25in"/>
        <style:text-properties style:font-name="StarSymbol"/>
      </text:list-level-style-bullet>
      <text:list-level-style-bullet text:level="5" text:style-name="Bullet_20_Symbols" style:num-prefix=" " style:num-suffix=" " text:bullet-char="●">
        <style:list-level-properties text:space-before="1.25in" text:min-label-width="0.25in"/>
        <style:text-properties style:font-name="StarSymbol"/>
      </text:list-level-style-bullet>
      <text:list-level-style-bullet text:level="6" text:style-name="Bullet_20_Symbols" style:num-prefix=" " style:num-suffix=" " text:bullet-char="●">
        <style:list-level-properties text:space-before="1.5in" text:min-label-width="0.25in"/>
        <style:text-properties style:font-name="StarSymbol"/>
      </text:list-level-style-bullet>
      <text:list-level-style-bullet text:level="7" text:style-name="Bullet_20_Symbols" style:num-prefix=" " style:num-suffix=" " text:bullet-char="●">
        <style:list-level-properties text:space-before="1.75in" text:min-label-width="0.25in"/>
        <style:text-properties style:font-name="StarSymbol"/>
      </text:list-level-style-bullet>
      <text:list-level-style-bullet text:level="8" text:style-name="Bullet_20_Symbols" style:num-prefix=" " style:num-suffix=" " text:bullet-char="●">
        <style:list-level-properties text:space-before="2in" text:min-label-width="0.25in"/>
        <style:text-properties style:font-name="StarSymbol"/>
      </text:list-level-style-bullet>
      <text:list-level-style-bullet text:level="9" text:style-name="Bullet_20_Symbols" style:num-prefix=" " style:num-suffix=" " text:bullet-char="●">
        <style:list-level-properties text:space-before="2.25in" text:min-label-width="0.25in"/>
        <style:text-properties style:font-name="StarSymbol"/>
      </text:list-level-style-bullet>
      <text:list-level-style-bullet text:level="10" text:style-name="Bullet_20_Symbols" style:num-prefix=" " style:num-suffix=" " text:bullet-char="●">
        <style:list-level-properties text:space-before="2.5in" text:min-label-width="0.25in"/>
        <style:text-properties style:font-name="StarSymbol"/>
      </text:list-level-style-bullet>
    </text:list-style>
    <text:list-style style:name="rststyle-blockquote-bulletlist">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rststyle-blockquote-enum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ststyle-highlights-bulletlist">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rststyle-highlights-enum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ststyle-epigraph-bulletlist">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rststyle-epigraph-enum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style:num-format="1" style:print-orientation="portrait" style:writing-mode="lr-tb" style:footnote-max-height="0in" fo:page-width="612.000pt" fo:page-height="792.000pt" fo:margin-left="61.200pt" fo:margin-right="61.200pt" fo:margin-top="79.200pt" fo:margin-bottom="79.200pt">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rststyle-footer">Generated on: 2008-11-28 22:10 UTC (If you see this in test output, there's a bug in the test code!).
Generated by Docutils from reStructuredText source.
</text:p>
      </style:footer>
    </style:master-page>
  </office:master-styles>
</office:document-styles>
</file>

<file path=meta.xml><?xml version="1.0" encoding="utf-8"?>
<office:document-meta xmlns:ooo="http://openoffice.org/2004/office" xmlns:meta="urn:oasis:names:tc:opendocument:xmlns:meta:1.0" xmlns:dc="http://purl.org/dc/elements/1.1/" xmlns:office="urn:oasis:names:tc:opendocument:xmlns:office:1.0" xmlns:xlink="http://www.w3.org/1999/xlink">
  <office:meta>
    <meta:generator>Docutils/rst2odf.py/1.0a</meta:generator>
    <meta:initial-creator>dkuhlman</meta:initial-creator>
    <meta:creation-date>2008-11-28T14:10:44</meta:creation-date>
    <dc:creator>dkuhlman</dc:creator>
    <dc:date>2008-11-28T14:10:44</dc:date>
    <dc:language>en-US</dc:language>
    <meta:editing-cycles>1</meta:editing-cycles>
    <meta:editing-duration>PT00M01S</meta:editing-duration>
    <dc:title>Grid test</dc:title>
  </office:meta>
</office:document-meta>
</file>